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ontexte de jeu Canap’ pêche</text:p>
      <text:p text:style-name="P2"/>
      <text:p text:style-name="Standard"/>
      <text:p text:style-name="Standard"><text:tab/>En arrivant sur l’application, l’utilisateur verra un écran d’accueil avec 2 choix s’offrant à lui : il pourra lancer le jeu ou consulter la liste des meilleurs scores.</text:p>
      <text:p text:style-name="Standard">Concernant le jeu en<text:s/>lui-même, le personnage que contrôle le joueur est un pêcheur assis sur un canapé, et restera immobile tout le long du jeu . Cependant, le joueur contrôle grâce à sa souris la canne à pêche ! L’écran représente le lac, où on peut voir les<text:s/>poissons traversant horizontalement<text:s/>le lac.<text:s/>Son but sera de pêcher un maximum de poissons dans un temps imparti de<text:s/>45s.</text:p>
      <text:p text:style-name="Standard">Les poissons arrivent par « vagues » successives d’une dizaine de poissons.</text:p>
      <text:p text:style-name="Standard">Chaque vague sera espacée de la suivante de<text:s/>7s.<text:s/><text:s/>Le joueur<text:s/>attraper les poissons, valant un nombre variable de points (de 5 à 25 points pour un poisson classique, 50 points pour un poisson doré, -50 points pour un poisson bombe). À la fin du compte à rebours, le jeu s’arrête et le joueur peut s’il le souhaite sauvegarder son score. Il pourra ensuite rejouer ou retourner au menu princip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ël Chaumont</dc:creator>
    <meta:creation-date>2021-12-02T08:53:00Z</meta:creation-date>
    <dc:date>2022-01-19T22:18:00Z</dc:date>
    <meta:template xlink:href="Normal" xlink:type="simple"/>
    <meta:editing-cycles>2</meta:editing-cycles>
    <meta:editing-duration>PT600S</meta:editing-duration>
    <meta:document-statistic meta:page-count="1" meta:paragraph-count="2" meta:word-count="161" meta:character-count="1047" meta:row-count="7" meta:non-whitespace-character-count="888"/>
  </office:meta>
</office:document-meta>
</file>